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0.7701in" table:align="center"/>
    </style:style>
    <style:style style:name="Table1.A" style:family="table-column">
      <style:table-column-properties style:column-width="10.7701in"/>
    </style:style>
    <style:style style:name="Table1.1" style:family="table-row">
      <style:table-row-properties style:min-row-height="0.6278in"/>
    </style:style>
    <style:style style:name="Table1.A1" style:family="table-cell">
      <style:table-cell-properties fo:padding="0.0382in" fo:border="0.05pt solid #000000"/>
    </style:style>
    <style:style style:name="Tabela1" style:family="table">
      <style:table-properties style:width="10.8903in" fo:break-before="auto" fo:break-after="auto" table:align="center"/>
    </style:style>
    <style:style style:name="Tabela1.A" style:family="table-column">
      <style:table-column-properties style:column-width="0.5736in"/>
    </style:style>
    <style:style style:name="Tabela1.B" style:family="table-column">
      <style:table-column-properties style:column-width="0.9764in"/>
    </style:style>
    <style:style style:name="Tabela1.C" style:family="table-column">
      <style:table-column-properties style:column-width="1.7764in"/>
    </style:style>
    <style:style style:name="Tabela1.D" style:family="table-column">
      <style:table-column-properties style:column-width="1.2535in"/>
    </style:style>
    <style:style style:name="Tabela1.E" style:family="table-column">
      <style:table-column-properties style:column-width="0.7597in"/>
    </style:style>
    <style:style style:name="Tabela1.F" style:family="table-column">
      <style:table-column-properties style:column-width="0.6792in"/>
    </style:style>
    <style:style style:name="Tabela1.G" style:family="table-column">
      <style:table-column-properties style:column-width="0.6688in"/>
    </style:style>
    <style:style style:name="Tabela1.H" style:family="table-column">
      <style:table-column-properties style:column-width="0.7507in"/>
    </style:style>
    <style:style style:name="Tabela1.I" style:family="table-column">
      <style:table-column-properties style:column-width="0.9667in"/>
    </style:style>
    <style:style style:name="Tabela1.K" style:family="table-column">
      <style:table-column-properties style:column-width="0.7854in"/>
    </style:style>
    <style:style style:name="Tabela1.L" style:family="table-column">
      <style:table-column-properties style:column-width="0.9403in"/>
    </style:style>
    <style:style style:name="Tabela1.1" style:family="table-row">
      <style:table-row-properties style:min-row-height="0.2271in"/>
    </style:style>
    <style:style style:name="Tabela1.A1" style:family="table-cell">
      <style:table-cell-properties style:vertical-align="middle" fo:padding="0.0382in" fo:border-left="none" fo:border-right="none" fo:border-top="0.05pt solid #000000" fo:border-bottom="none"/>
    </style:style>
    <style:style style:name="Tabela1.A2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ela1.G2" style:family="table-cell">
      <style:table-cell-properties style:vertical-align="middle" fo:padding="0.0382in" fo:border="0.05pt solid #000000"/>
    </style:style>
    <style:style style:name="Tabela1.3" style:family="table-row">
      <style:table-row-properties style:min-row-height="0.3271in"/>
    </style:style>
    <style:style style:name="Tabela1.A3" style:family="table-cell">
      <style:table-cell-properties fo:padding="0.0382in" fo:border="none"/>
    </style:style>
    <style:style style:name="P1" style:family="paragraph" style:parent-style-name="Table_20_Contents">
      <style:paragraph-properties fo:margin-top="0.1583in" fo:margin-bottom="0.1583in" loext:contextual-spacing="false" fo:text-align="center" style:justify-single-word="false" style:vertical-align="middle">
        <style:tab-stops>
          <style:tab-stop style:position="5.4335in"/>
        </style:tab-stops>
      </style:paragraph-properties>
      <style:text-properties fo:font-size="15pt" fo:font-weight="bold" officeooo:rsid="00203a21" officeooo:paragraph-rsid="009f6c2f" style:font-size-asian="15pt" style:font-weight-asian="bold" style:font-size-complex="15pt" style:font-weight-complex="bold"/>
    </style:style>
    <style:style style:name="P2" style:family="paragraph" style:parent-style-name="Frame_20_contents">
      <style:paragraph-properties fo:text-align="start" style:justify-single-word="false"/>
      <style:text-properties fo:font-size="10pt" officeooo:rsid="00ac4e45" officeooo:paragraph-rsid="00ac4e45" style:font-size-asian="10pt" style:font-size-complex="10pt"/>
    </style:style>
    <style:style style:name="P3" style:family="paragraph" style:parent-style-name="Table_20_Contents">
      <style:paragraph-properties fo:margin-left="0in" fo:margin-right="0in" fo:margin-top="0in" fo:margin-bottom="0in" loext:contextual-spacing="false" fo:line-height="100%" fo:text-indent="0in" style:auto-text-indent="false" style:vertical-align="middle"/>
      <style:text-properties fo:font-weight="normal" officeooo:rsid="00203a21" officeooo:paragraph-rsid="009f6c2f" style:font-weight-asian="normal" style:font-weight-complex="normal"/>
    </style:style>
    <style:style style:name="P4" style:family="paragraph" style:parent-style-name="Table_20_Contents">
      <style:paragraph-properties fo:margin-top="0in" fo:margin-bottom="0in" loext:contextual-spacing="false" fo:line-height="100%" style:vertical-align="middle"/>
      <style:text-properties fo:font-weight="normal" officeooo:rsid="00203a21" officeooo:paragraph-rsid="009f6c2f" style:font-weight-asian="normal" style:font-weight-complex="normal"/>
    </style:style>
    <style:style style:name="P5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/>
      <style:text-properties fo:font-size="10pt" fo:font-weight="bold" officeooo:rsid="00210f47" officeooo:paragraph-rsid="009f6c2f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/>
      <style:text-properties fo:font-size="10pt" fo:font-weight="bold" officeooo:rsid="00221248" officeooo:paragraph-rsid="009f6c2f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/>
      <style:text-properties fo:font-size="10pt" fo:font-weight="bold" officeooo:rsid="00a4702c" officeooo:paragraph-rsid="00a4702c" style:font-size-asian="10pt" style:font-weight-asian="bold" style:font-size-complex="10pt" style:font-weight-complex="bold"/>
    </style:style>
    <style:style style:name="P8" style:family="paragraph" style:parent-style-name="Standard">
      <style:text-properties officeooo:paragraph-rsid="009f6c2f"/>
    </style:style>
    <style:style style:name="P9" style:family="paragraph" style:parent-style-name="Standard">
      <style:paragraph-properties fo:text-align="center" style:justify-single-word="false"/>
      <style:text-properties fo:font-size="12pt" fo:font-weight="normal" officeooo:rsid="009142d5" officeooo:paragraph-rsid="00b5390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2pt" fo:font-weight="normal" officeooo:rsid="00258933" officeooo:paragraph-rsid="00b5390a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0pt" fo:font-weight="bold" officeooo:rsid="006c80a5" officeooo:paragraph-rsid="00b5390a" style:font-size-asian="8.75pt" style:font-weight-asian="bold" style:font-size-complex="10pt" style:font-weight-complex="bold"/>
    </style:style>
    <style:style style:name="P12" style:family="paragraph" style:parent-style-name="Standard">
      <style:text-properties officeooo:paragraph-rsid="00b5390a"/>
    </style:style>
    <style:style style:name="P13" style:family="paragraph" style:parent-style-name="Footer">
      <style:text-properties officeooo:rsid="00b837fb" officeooo:paragraph-rsid="00b837fb"/>
    </style:style>
    <style:style style:name="P14" style:family="paragraph" style:parent-style-name="Table_20_Contents">
      <style:text-properties fo:font-size="10pt" fo:font-weight="bold" officeooo:rsid="00258933" officeooo:paragraph-rsid="00b5390a" style:font-size-asian="8.75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 style:vertical-align="middle"/>
      <style:text-properties fo:font-size="10pt" officeooo:paragraph-rsid="00203a21" style:font-size-asian="10pt" style:font-size-complex="10pt"/>
    </style:style>
    <style:style style:name="P16" style:family="paragraph" style:parent-style-name="Table_20_Contents">
      <style:paragraph-properties fo:text-align="center" style:justify-single-word="false" style:vertical-align="middle"/>
      <style:text-properties fo:font-size="8pt" officeooo:paragraph-rsid="00203a21" style:font-size-asian="8pt" style:font-size-complex="8pt"/>
    </style:style>
    <style:style style:name="P17" style:family="paragraph" style:parent-style-name="Table_20_Contents">
      <style:paragraph-properties fo:text-align="center" style:justify-single-word="false" style:vertical-align="middle"/>
      <style:text-properties fo:font-size="8pt" officeooo:paragraph-rsid="00bf522c" style:font-size-asian="8pt" style:font-size-complex="8pt"/>
    </style:style>
    <style:style style:name="P18" style:family="paragraph" style:parent-style-name="Table_20_Contents">
      <style:paragraph-properties fo:text-align="start" style:justify-single-word="false" style:vertical-align="middle"/>
      <style:text-properties fo:font-size="8pt" officeooo:paragraph-rsid="00203a21" style:font-size-asian="8pt" style:font-size-complex="8pt"/>
    </style:style>
    <style:style style:name="P19" style:family="paragraph" style:parent-style-name="Table_20_Contents">
      <style:paragraph-properties fo:text-align="center" style:justify-single-word="false" style:vertical-align="middle"/>
      <style:text-properties fo:font-size="8pt" officeooo:rsid="00bf522c" officeooo:paragraph-rsid="00bf522c" style:font-size-asian="8pt" style:font-size-complex="8pt"/>
    </style:style>
    <style:style style:name="P20" style:family="paragraph" style:parent-style-name="Table_20_Contents">
      <style:paragraph-properties fo:text-align="center" style:justify-single-word="false" style:vertical-align="middle"/>
      <style:text-properties fo:font-size="8pt" officeooo:rsid="00645877" officeooo:paragraph-rsid="00645877" style:font-size-asian="8pt" style:font-size-complex="8pt"/>
    </style:style>
    <style:style style:name="P21" style:family="paragraph" style:parent-style-name="Table_20_Contents">
      <style:paragraph-properties fo:text-align="center" style:justify-single-word="false" style:vertical-align="middle"/>
      <style:text-properties style:text-line-through-style="none" style:text-line-through-type="none" fo:font-size="8pt" style:text-underline-style="none" officeooo:rsid="00bf522c" officeooo:paragraph-rsid="00bf522c" style:text-blinking="false" style:font-size-asian="8pt" style:font-size-complex="8pt"/>
    </style:style>
    <style:style style:name="P22" style:family="paragraph" style:parent-style-name="Table_20_Contents">
      <style:paragraph-properties fo:text-align="center" style:justify-single-word="false" style:vertical-align="middle"/>
      <style:text-properties officeooo:paragraph-rsid="0027b8b0"/>
    </style:style>
    <style:style style:name="P23" style:family="paragraph" style:parent-style-name="Table_20_Contents">
      <style:paragraph-properties fo:text-align="center" style:justify-single-word="false" style:vertical-align="middle"/>
      <style:text-properties officeooo:paragraph-rsid="00203a21"/>
    </style:style>
    <style:style style:name="P24" style:family="paragraph" style:parent-style-name="Text_20_body">
      <style:text-properties fo:font-size="12pt" fo:font-weight="normal" officeooo:rsid="009142d5" style:font-size-asian="10.5pt" style:font-weight-asian="normal" style:font-size-complex="12pt" style:font-weight-complex="normal"/>
    </style:style>
    <style:style style:name="T1" style:family="text">
      <style:text-properties fo:font-size="10pt" fo:font-weight="bold" officeooo:rsid="00258933" style:font-size-asian="8.75pt" style:font-weight-asian="bold" style:font-size-complex="10pt" style:font-weight-complex="bold"/>
    </style:style>
    <style:style style:name="T2" style:family="text">
      <style:text-properties fo:font-size="10pt" fo:font-weight="bold" officeooo:rsid="009142d5" style:font-size-asian="8.75pt" style:font-weight-asian="bold" style:font-size-complex="10pt" style:font-weight-complex="bold"/>
    </style:style>
    <style:style style:name="T3" style:family="text">
      <style:text-properties fo:font-size="10pt" officeooo:rsid="0078c031" style:font-size-asian="10pt" style:font-size-complex="10pt"/>
    </style:style>
    <style:style style:name="T4" style:family="text">
      <style:text-properties officeooo:rsid="009972d3"/>
    </style:style>
    <style:style style:name="fr1" style:family="graphic" style:parent-style-name="Frame">
      <style:graphic-properties style:protect="none" style:wrap="run-through" style:number-wrapped-paragraphs="no-limit" style:vertical-pos="middle" style:vertical-rel="paragraph" style:horizontal-pos="from-left" style:horizontal-rel="paragraph" fo:padding="0.0591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fo:margin-top="0.3in" fo:margin-bottom="0.0799in" style:wrap="none" style:vertical-pos="bottom" style:vertical-rel="page-content" style:horizontal-pos="center" style:horizontal-rel="page" fo:padding="0.0591in" fo:border="none" style:shadow="none" draw:shadow-opacity="100%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footer" text:name="py3o.empresa.footer"/>
        <text:user-field-decl office:value-type="string" office:string-value="Empresa" text:name="py3o.empresa.nome"/>
        <text:user-field-decl office:value-type="string" office:string-value="CNPJ" text:name="py3o.empresa.cnpj"/>
        <text:user-field-decl office:value-type="string" office:string-value="Rua" text:name="py3o.empresa.rua"/>
        <text:user-field-decl office:value-type="string" office:string-value="Rua2" text:name="py3o.empresa.rua2"/>
        <text:user-field-decl office:value-type="string" office:string-value="CEP" text:name="py3o.empresa.zip"/>
        <text:user-field-decl office:value-type="string" office:string-value="Data" text:name="py3o.data_hoje"/>
        <text:user-field-decl office:value-type="string" office:string-value="idx" text:name="py3o.contrato.idx"/>
        <text:user-field-decl office:value-type="string" office:string-value="matricula_contrato" text:name="py3o.contrato.matricula_contrato"/>
        <text:user-field-decl office:value-type="string" office:string-value="nome_empregado" text:name="py3o.contrato.nome_empregado"/>
        <text:user-field-decl office:value-type="string" office:string-value="cargo" text:name="py3o.contrato.cargo"/>
        <text:user-field-decl office:value-type="string" office:string-value="lotacao" text:name="py3o.contrato.lotacao"/>
        <text:user-field-decl office:value-type="string" office:string-value="ctps_numero" text:name="py3o.contrato.ctps_numero"/>
        <text:user-field-decl office:value-type="string" office:string-value="ctps_serie" text:name="py3o.contrato.ctps_serie"/>
        <text:user-field-decl office:value-type="string" office:string-value="entrada" text:name="py3o.contrato.entrada"/>
        <text:user-field-decl office:value-type="string" office:string-value="intervalo" text:name="py3o.contrato.intervalo"/>
        <text:user-field-decl office:value-type="string" office:string-value="saida" text:name="py3o.contrato.saida"/>
        <text:user-field-decl office:value-type="string" office:string-value="Cidade" text:name="py3o.empresa.cidade"/>
        <text:user-field-decl office:value-type="string" office:string-value="UF" text:name="py3o.empresa.uf"/>
      </text:user-field-decls>
      <draw:frame draw:style-name="fr2" draw:name="Frame2" text:anchor-type="page" text:anchor-page-number="1" svg:width="10.8902in" draw:z-index="0">
        <draw:text-box fo:min-height="1.9244in">
          <table:table table:name="Table1" table:style-name="Table1">
            <table:table-column table:style-name="Table1.A"/>
            <table:table-row table:style-name="Table1.1">
              <table:table-cell table:style-name="Table1.A1" office:value-type="string">
                <text:p text:style-name="P14">Observações:</text:p>
              </table:table-cell>
            </table:table-row>
          </table:table>
          <text:p text:style-name="P12"/>
          <text:p text:style-name="P11"><text:user-field-get text:name="py3o.empresa.cidade">Cidade</text:user-field-get>/<text:user-field-get text:name="py3o.empresa.uf">UF</text:user-field-get>, <text:user-field-get text:name="py3o.data_hoje">Data</text:user-field-get></text:p>
          <text:p text:style-name="P10"/>
          <text:p text:style-name="P10">___________________________________________________</text:p>
          <text:p text:style-name="P9">Agência Brasileira Gestora de Fundos Garantidores e Garantias S.A. - <text:user-field-get text:name="py3o.empresa.nome">Empresa</text:user-field-get></text:p>
          <text:p text:style-name="P9"><text:user-field-get text:name="py3o.empresa.cnpj">CNPJ</text:user-field-get></text:p>
        </draw:text-box>
      </draw:frame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E"/>
        <table:table-column table:style-name="Tabela1.K"/>
        <table:table-column table:style-name="Tabela1.L"/>
        <table:table-row table:style-name="Tabela1.1">
          <table:table-cell table:style-name="Tabela1.A1" table:number-columns-spanned="12" office:value-type="string">
            <text:p text:style-name="P22"><text:a xlink:type="simple" xlink:href="py3o://for=%22contrato%20in%20contratos%22" text:style-name="Internet_20_link" text:visited-style-name="Visited_20_Internet_20_Link"><text:span text:style-name="T4">for="contrato in contrato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16"><text:user-field-get text:name="py3o.contrato.idx">idx</text:user-field-get></text:p>
          </table:table-cell>
          <table:table-cell table:style-name="Tabela1.A2" office:value-type="string">
            <text:p text:style-name="P16"><text:user-field-get text:name="py3o.contrato.matricula_contrato">matricula_contrato</text:user-field-get></text:p>
          </table:table-cell>
          <table:table-cell table:style-name="Tabela1.A2" office:value-type="string">
            <text:p text:style-name="P18"><text:user-field-get text:name="py3o.contrato.nome_empregado">nome_empregado</text:user-field-get></text:p>
          </table:table-cell>
          <table:table-cell table:style-name="Tabela1.A2" office:value-type="string">
            <text:p text:style-name="P18"><text:user-field-get text:name="py3o.contrato.cargo">cargo</text:user-field-get></text:p>
          </table:table-cell>
          <table:table-cell table:style-name="Tabela1.A2" office:value-type="string">
            <text:p text:style-name="P17"><text:user-field-get text:name="py3o.contrato.lotacao">lotacao</text:user-field-get></text:p>
          </table:table-cell>
          <table:table-cell table:style-name="Tabela1.A2" office:value-type="string">
            <text:p text:style-name="P16"><text:user-field-get text:name="py3o.contrato.ctps_numero">ctps_numero</text:user-field-get></text:p>
          </table:table-cell>
          <table:table-cell table:style-name="Tabela1.G2" office:value-type="string">
            <text:p text:style-name="P16"><text:user-field-get text:name="py3o.contrato.ctps_serie">ctps_serie</text:user-field-get></text:p>
          </table:table-cell>
          <table:table-cell table:style-name="Tabela1.A2" office:value-type="string">
            <text:p text:style-name="P19"><text:user-field-get text:name="py3o.contrato.entrada">entrada</text:user-field-get></text:p>
          </table:table-cell>
          <table:table-cell table:style-name="Tabela1.A2" office:value-type="string">
            <text:p text:style-name="P21"><text:user-field-get text:name="py3o.contrato.intervalo">intervalo</text:user-field-get></text:p>
          </table:table-cell>
          <table:table-cell table:style-name="Tabela1.A2" office:value-type="string">
            <text:p text:style-name="P19"><text:user-field-get text:name="py3o.contrato.saida">saida</text:user-field-get></text:p>
          </table:table-cell>
          <table:table-cell table:style-name="Tabela1.A2" office:value-type="string">
            <text:p text:style-name="P20">Sáb/Dom</text:p>
          </table:table-cell>
          <table:table-cell table:style-name="Tabela1.G2" office:value-type="string">
            <text:p text:style-name="P15"/>
          </table:table-cell>
        </table:table-row>
        <table:table-row table:style-name="Tabela1.3">
          <table:table-cell table:style-name="Tabela1.A3" table:number-columns-spanned="12" office:value-type="string">
            <text:p text:style-name="P23"><text:a xlink:type="simple" xlink:href="py3o:///for" text:style-name="Internet_20_link" text:visited-style-name="Visited_20_Internet_20_Link"><text:span text:style-name="T3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10.8903in" fo:break-before="auto" fo:break-after="auto" table:align="center"/>
    </style:style>
    <style:style style:name="Table3.A" style:family="table-column">
      <style:table-column-properties style:column-width="0.5771in"/>
    </style:style>
    <style:style style:name="Table3.B" style:family="table-column">
      <style:table-column-properties style:column-width="0.9854in"/>
    </style:style>
    <style:style style:name="Table3.C" style:family="table-column">
      <style:table-column-properties style:column-width="1.7708in"/>
    </style:style>
    <style:style style:name="Table3.D" style:family="table-column">
      <style:table-column-properties style:column-width="1.2583in"/>
    </style:style>
    <style:style style:name="Table3.E" style:family="table-column">
      <style:table-column-properties style:column-width="0.7528in"/>
    </style:style>
    <style:style style:name="Table3.F" style:family="table-column">
      <style:table-column-properties style:column-width="0.666in"/>
    </style:style>
    <style:style style:name="Table3.G" style:family="table-column">
      <style:table-column-properties style:column-width="0.6743in"/>
    </style:style>
    <style:style style:name="Table3.H" style:family="table-column">
      <style:table-column-properties style:column-width="0.7451in"/>
    </style:style>
    <style:style style:name="Table3.I" style:family="table-column">
      <style:table-column-properties style:column-width="0.9639in"/>
    </style:style>
    <style:style style:name="Table3.J" style:family="table-column">
      <style:table-column-properties style:column-width="0.7708in"/>
    </style:style>
    <style:style style:name="Table3.L" style:family="table-column">
      <style:table-column-properties style:column-width="0.9549in"/>
    </style:style>
    <style:style style:name="Table3.1" style:family="table-row">
      <style:table-row-properties style:min-row-height="0.5618in"/>
    </style:style>
    <style:style style:name="Table3.A1" style:family="table-cell">
      <style:table-cell-properties style:vertical-align="middle" fo:padding="0.0382in" fo:border="0.05pt solid #000000"/>
    </style:style>
    <style:style style:name="Table3.2" style:family="table-row">
      <style:table-row-properties style:min-row-height="0.4792in"/>
    </style:style>
    <style:style style:name="Table3.A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L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MP1" style:family="paragraph" style:parent-style-name="Table_20_Contents">
      <style:paragraph-properties fo:margin-top="0.1583in" fo:margin-bottom="0.1583in" loext:contextual-spacing="false" fo:text-align="center" style:justify-single-word="false" style:vertical-align="middle">
        <style:tab-stops>
          <style:tab-stop style:position="5.4335in"/>
        </style:tab-stops>
      </style:paragraph-properties>
      <style:text-properties fo:font-size="15pt" fo:font-weight="bold" officeooo:rsid="00203a21" officeooo:paragraph-rsid="009f6c2f" style:font-size-asian="15pt" style:font-weight-asian="bold" style:font-size-complex="15pt" style:font-weight-complex="bold"/>
    </style:style>
    <style:style style:name="MP2" style:family="paragraph" style:parent-style-name="Frame_20_contents">
      <style:paragraph-properties fo:text-align="start" style:justify-single-word="false"/>
      <style:text-properties fo:font-size="10pt" officeooo:rsid="00ac4e45" officeooo:paragraph-rsid="00ac4e45" style:font-size-asian="10pt" style:font-size-complex="10pt"/>
    </style:style>
    <style:style style:name="MP3" style:family="paragraph" style:parent-style-name="Table_20_Contents">
      <style:paragraph-properties fo:margin-left="0in" fo:margin-right="0in" fo:margin-top="0in" fo:margin-bottom="0in" loext:contextual-spacing="false" fo:line-height="100%" fo:text-indent="0in" style:auto-text-indent="false" style:vertical-align="middle"/>
      <style:text-properties fo:font-weight="normal" officeooo:rsid="00203a21" officeooo:paragraph-rsid="009f6c2f" style:font-weight-asian="normal" style:font-weight-complex="normal"/>
    </style:style>
    <style:style style:name="MP4" style:family="paragraph" style:parent-style-name="Table_20_Contents">
      <style:paragraph-properties fo:margin-top="0in" fo:margin-bottom="0in" loext:contextual-spacing="false" fo:line-height="100%" style:vertical-align="middle"/>
      <style:text-properties fo:font-weight="normal" officeooo:rsid="00203a21" officeooo:paragraph-rsid="009f6c2f" style:font-weight-asian="normal" style:font-weight-complex="normal"/>
    </style:style>
    <style:style style:name="MP5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/>
      <style:text-properties fo:font-size="10pt" fo:font-weight="bold" officeooo:rsid="00210f47" officeooo:paragraph-rsid="009f6c2f" style:font-size-asian="10pt" style:font-weight-asian="bold" style:font-size-complex="10pt" style:font-weight-complex="bold"/>
    </style:style>
    <style:style style:name="MP6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/>
      <style:text-properties fo:font-size="10pt" fo:font-weight="bold" officeooo:rsid="00221248" officeooo:paragraph-rsid="009f6c2f" style:font-size-asian="10pt" style:font-weight-asian="bold" style:font-size-complex="10pt" style:font-weight-complex="bold"/>
    </style:style>
    <style:style style:name="MP7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/>
      <style:text-properties fo:font-size="10pt" fo:font-weight="bold" officeooo:rsid="00a4702c" officeooo:paragraph-rsid="00a4702c" style:font-size-asian="10pt" style:font-weight-asian="bold" style:font-size-complex="10pt" style:font-weight-complex="bold"/>
    </style:style>
    <style:style style:name="MP8" style:family="paragraph" style:parent-style-name="Standard">
      <style:text-properties officeooo:paragraph-rsid="009f6c2f"/>
    </style:style>
    <style:style style:name="MP9" style:family="paragraph" style:parent-style-name="Footer">
      <style:text-properties officeooo:rsid="00b837fb" officeooo:paragraph-rsid="00b837fb"/>
    </style:style>
    <style:style style:name="MT1" style:family="text">
      <style:text-properties fo:font-size="10pt" fo:font-weight="bold" officeooo:rsid="00258933" style:font-size-asian="8.75pt" style:font-weight-asian="bold" style:font-size-complex="10pt" style:font-weight-complex="bold"/>
    </style:style>
    <style:style style:name="MT2" style:family="text">
      <style:text-properties fo:font-size="10pt" fo:font-weight="bold" officeooo:rsid="009142d5" style:font-size-asian="8.75pt" style:font-weight-asian="bold" style:font-size-complex="10pt" style:font-weight-complex="bold"/>
    </style:style>
    <style:style style:name="Mfr1" style:family="graphic" style:parent-style-name="Frame">
      <style:graphic-properties style:protect="none" style:wrap="run-through" style:number-wrapped-paragraphs="no-limit" style:vertical-pos="middle" style:vertical-rel="paragraph" style:horizontal-pos="from-left" style:horizontal-rel="paragraph" fo:padding="0.0591in" fo:border="none" style:shadow="none" draw:shadow-opacity="100%">
        <style:columns fo:column-count="1" fo:column-gap="0in"/>
      </style:graphic-properties>
    </style:style>
    <style:page-layout style:name="Mpm1">
      <style:page-layout-properties fo:page-width="11.6902in" fo:page-height="8.2701in" style:num-format="1" style:print-orientation="landscape" fo:margin-top="0.4in" fo:margin-bottom="0.4in" fo:margin-left="0.4in" fo:margin-right="0.4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5598in" fo:margin-left="0in" fo:margin-right="0in" fo:margin-bottom="0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column table:style-name="Table3.G"/>
          <table:table-column table:style-name="Table3.H"/>
          <table:table-column table:style-name="Table3.I"/>
          <table:table-column table:style-name="Table3.J" table:number-columns-repeated="2"/>
          <table:table-column table:style-name="Table3.L"/>
          <table:table-row table:style-name="Table3.1">
            <table:table-cell table:style-name="Table3.A1" table:number-columns-spanned="12" office:value-type="string">
              <text:p text:style-name="MP1"><draw:frame draw:style-name="Mfr1" draw:name="Frame3" text:anchor-type="paragraph" svg:x="-0.0209in" svg:width="3.8701in" draw:z-index="1"><draw:text-box fo:min-height="0.2866in"><text:p text:style-name="MP2"><text:user-field-get text:name="py3o.empresa.footer">footer</text:user-field-get></text:p></draw:text-box></draw:frame>Quadro de Horário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2">
            <table:table-cell table:style-name="Table3.A2" table:number-columns-spanned="12" office:value-type="string">
              <text:p text:style-name="MP3">Empregador<text:span text:style-name="MT1"><text:tab/>: </text:span><text:span text:style-name="MT2">Agência Brasileira Gestora de Fundos Garantidores e Garantias S.A. - </text:span><text:span text:style-name="MT2"><text:user-field-get text:name="py3o.empresa.nome">Empresa</text:user-field-get></text:span><text:span text:style-name="MT2"><text:s/>/ CNPJ nº </text:span><text:span text:style-name="MT2"><text:user-field-get text:name="py3o.empresa.cnpj">CNPJ</text:user-field-get></text:span></text:p>
              <text:p text:style-name="MP4">Endereço<text:span text:style-name="MT1"><text:tab/>: </text:span><text:span text:style-name="MT1"><text:user-field-get text:name="py3o.empresa.rua">Rua</text:user-field-get></text:span><text:span text:style-name="MT1"><text:s/></text:span><text:span text:style-name="MT1"><text:user-field-get text:name="py3o.empresa.rua2">Rua2</text:user-field-get></text:span><text:span text:style-name="MT1"><text:s/></text:span><text:span text:style-name="MT1"><text:user-field-get text:name="py3o.empresa.zip">CEP</text:user-field-get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.A3" table:number-rows-spanned="2" office:value-type="string">
              <text:p text:style-name="MP5">Ordem</text:p>
            </table:table-cell>
            <table:table-cell table:style-name="Table3.A3" table:number-rows-spanned="2" office:value-type="string">
              <text:p text:style-name="MP6">Matrícula</text:p>
            </table:table-cell>
            <table:table-cell table:style-name="Table3.A3" table:number-rows-spanned="2" office:value-type="string">
              <text:p text:style-name="MP6">Nome do Trabalhador</text:p>
            </table:table-cell>
            <table:table-cell table:style-name="Table3.A3" table:number-rows-spanned="2" office:value-type="string">
              <text:p text:style-name="MP6">Cargo</text:p>
            </table:table-cell>
            <table:table-cell table:style-name="Table3.A3" table:number-rows-spanned="2" office:value-type="string">
              <text:p text:style-name="MP6">Lotação</text:p>
            </table:table-cell>
            <table:table-cell table:style-name="Table3.A3" table:number-columns-spanned="2" office:value-type="string">
              <text:p text:style-name="MP6">CTPS</text:p>
            </table:table-cell>
            <table:covered-table-cell/>
            <table:table-cell table:style-name="Table3.A3" table:number-rows-spanned="2" office:value-type="string">
              <text:p text:style-name="MP6">Entrada</text:p>
            </table:table-cell>
            <table:table-cell table:style-name="Table3.A3" table:number-rows-spanned="2" office:value-type="string">
              <text:p text:style-name="MP6">Intervalo</text:p>
            </table:table-cell>
            <table:table-cell table:style-name="Table3.A3" table:number-rows-spanned="2" office:value-type="string">
              <text:p text:style-name="MP6">Saída</text:p>
            </table:table-cell>
            <table:table-cell table:style-name="Table3.A3" table:number-rows-spanned="2" office:value-type="string">
              <text:p text:style-name="MP6">Descanso Semanal</text:p>
            </table:table-cell>
            <table:table-cell table:style-name="Table3.L3" table:number-rows-spanned="2" office:value-type="string">
              <text:p text:style-name="MP6">Visto do Fiscal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table-cell table:style-name="Table3.A3" office:value-type="string">
              <text:p text:style-name="MP7">Número</text:p>
            </table:table-cell>
            <table:table-cell table:style-name="Table3.A3" office:value-type="string">
              <text:p text:style-name="MP7">Série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MP8"/>
      </style:header>
      <style:footer>
        <text:p text:style-name="MP9"/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14:10:52.372736143</meta:creation-date>
    <meta:generator>LibreOffice/6.0.7.3$Linux_X86_64 LibreOffice_project/00m0$Build-3</meta:generator>
    <dc:date>2019-07-18T13:14:15.690437519</dc:date>
    <meta:editing-duration>PT6H24M52S</meta:editing-duration>
    <meta:editing-cycles>164</meta:editing-cycles>
    <meta:document-statistic meta:table-count="3" meta:image-count="0" meta:object-count="0" meta:page-count="1" meta:paragraph-count="35" meta:word-count="75" meta:character-count="548" meta:non-whitespace-character-count="508"/>
  </office:meta>
</office:document-meta>
</file>